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4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92.67mm"/>
    </style:style>
    <style:style style:name="co5" style:family="table-column">
      <style:table-column-properties fo:break-before="auto" style:column-width="35.2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6.8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quentity</text:p>
          </table:table-cell>
          <table:table-cell office:value-type="string" calcext:value-type="string">
            <text:p>Material/design type/ comments</text:p>
          </table:table-cell>
          <table:table-cell office:value-type="string" calcext:value-type="string">
            <text:p>dimention 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Spplier/Seller</text:p>
          </table:table-cell>
          <table:table-cell office:value-type="string" calcext:value-type="string">
            <text:p>Price 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 Pro kit (UPK)</text:p>
          </table:table-cell>
          <table:table-cell office:value-type="string" calcext:value-type="string">
            <text:p>1 set </text:p>
          </table:table-cell>
          <table:table-cell table:number-columns-repeated="4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oden side plates</text:p>
          </table:table-cell>
          <table:table-cell office:value-type="string" calcext:value-type="string">
            <text:p>4 plates</text:p>
          </table:table-cell>
          <table:table-cell office:value-type="string" calcext:value-type="string">
            <text:p>wooden ply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relic side plate cover</text:p>
          </table:table-cell>
          <table:table-cell office:value-type="string" calcext:value-type="string">
            <text:p>1 plate</text:p>
          </table:table-cell>
          <table:table-cell office:value-type="string" calcext:value-type="string">
            <text:p>tranperant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ooden bottom plates</text:p>
          </table:table-cell>
          <table:table-cell office:value-type="string" calcext:value-type="string">
            <text:p>1 plate</text:p>
          </table:table-cell>
          <table:table-cell office:value-type="string" calcext:value-type="string">
            <text:p>wooden ply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en Extra plates for battery Holder</text:p>
          </table:table-cell>
          <table:table-cell/>
          <table:table-cell office:value-type="string" calcext:value-type="string">
            <text:p>wooden ply 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tery Holder 3D printe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ndel 3D prin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 printed</text:p>
          </table:table-cell>
          <table:table-cell table:number-columns-repeated="3"/>
          <table:table-cell office:value-type="string" calcext:value-type="string">
            <text:p>Oliv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ner 3D prin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assumble UPK par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se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PP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MS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let + Outlet Solarpanel connector</text:p>
          </table:table-cell>
          <table:table-cell office:value-type="string" calcext:value-type="string">
            <text:p>1 set 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C 12V outlet plu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B 5V outlet plu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 output plu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/Off butt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ttery Cell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ttery Cell connector plate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ttery Cell connector screw 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sPi - CAN to wifi connec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rew - Handel of UP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mall Screw - outer panel of UPK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ut for outer panel of UPK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g cornor Screw - to addemble UPK frame in corno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rew - MPPT/BMS conn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rew - MPPT/BMS installatio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sply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ire - thick - red &amp; bl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 all main connection from battery to MPPT &amp; BMS</text:p>
          </table:table-cell>
          <table:table-cell office:value-type="string" calcext:value-type="string">
            <text:p>0.25m (5 Red color &amp; 5 Blue colour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ire - thin - b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 connect BMS to battery to check Battery status</text:p>
          </table:table-cell>
          <table:table-cell office:value-type="string" calcext:value-type="string">
            <text:p>0.4mx6 (blue colour)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re - very thin - bl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connect power button to MPPT</text:p>
          </table:table-cell>
          <table:table-cell office:value-type="string" calcext:value-type="string">
            <text:p>0.25mx2, 0.4mx1 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N cabl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25 m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re connectors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aval</meta:initial-creator>
    <dc:creator>Dhaval</dc:creator>
    <meta:creation-date>2018-07-08T10:43:28</meta:creation-date>
    <dc:date>2018-07-08T15:25:56</dc:date>
    <meta:generator>LibreOffice/5.4.6.2$Windows_X86_64 LibreOffice_project/4014ce260a04f1026ba855d3b8d91541c224eab8</meta:generator>
    <meta:document-statistic meta:table-count="1" meta:cell-count="1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